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97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6.073cm"/>
    </style:style>
    <style:style style:name="co4" style:family="table-column">
      <style:table-column-properties fo:break-before="auto" style:column-width="11.03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 for 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CB 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s Part number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Farnell Part Number</text:p>
          </table:table-cell>
          <table:table-cell table:style-name="ce1" office:value-type="string" calcext:value-type="string">
            <text:p>Quantity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C1, C6, C10-C13, C15, C22, C2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MC0805B104K500CT</text:p>
          </table:table-cell>
          <table:table-cell office:value-type="string" calcext:value-type="string">
            <text:p>MULTICOMP PRO SMD Multilayer Ceramic Capacitor, 0.1 µF, 50 V, 0805 [2012 Metric], ± 10%, X7R, MC Series</text:p>
          </table:table-cell>
          <table:table-cell office:value-type="float" office:value="1759265" calcext:value-type="float">
            <text:p>175926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C0805X105K500CT</text:p>
          </table:table-cell>
          <table:table-cell office:value-type="string" calcext:value-type="string">
            <text:p>MULTICOMP PRO SMD Multilayer Ceramic Capacitor, 1 µF, 50 V, 0805 [2012 Metric], ± 10%, X5R, MC Series</text:p>
          </table:table-cell>
          <table:table-cell office:value-type="float" office:value="2320849" calcext:value-type="float">
            <text:p>232084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2012X7R1A475K085AC</text:p>
          </table:table-cell>
          <table:table-cell office:value-type="string" calcext:value-type="string">
            <text:p>TDK SMD Multilayer Ceramic Capacitor, 4.7 µF, 10 V, 0805 [2012 Metric], ± 10%, X7R, C Series</text:p>
          </table:table-cell>
          <table:table-cell office:value-type="float" office:value="2528778" calcext:value-type="float">
            <text:p>252877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5, C7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08055C473KAT2A</text:p>
          </table:table-cell>
          <table:table-cell office:value-type="string" calcext:value-type="string">
            <text:p>AVX SMD Multilayer Ceramic Capacitor, 47000 pF, 50 V, 0805 [2012 Metric], ± 10%, X7R</text:p>
          </table:table-cell>
          <table:table-cell office:value-type="float" office:value="1462435" calcext:value-type="float">
            <text:p>146243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6, C17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T495X226M035ATE275</text:p>
          </table:table-cell>
          <table:table-cell office:value-type="string" calcext:value-type="string">
            <text:p>KEMET Surface Mount Tantalum Capacitor, MnO2, 22 µF, 35 V, 2917 [7343 Metric], T495 Series, ± 20%, -55 °C</text:p>
          </table:table-cell>
          <table:table-cell office:value-type="float" office:value="2762235" calcext:value-type="float">
            <text:p>276223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68uF</text:p>
          </table:table-cell>
          <table:table-cell office:value-type="string" calcext:value-type="string">
            <text:p>TPSE686M020R0150</text:p>
          </table:table-cell>
          <table:table-cell office:value-type="string" calcext:value-type="string">
            <text:p>AVX Surface Mount Tantalum Capacitor, 68 µF, 20 V, 2917 [7343 Metric], TPS Series, ± 20%, -55 °C</text:p>
          </table:table-cell>
          <table:table-cell office:value-type="float" office:value="2333127" calcext:value-type="float">
            <text:p>233312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, C8, C9, C14, C18, C20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0805C102J5RACTU</text:p>
          </table:table-cell>
          <table:table-cell office:value-type="string" calcext:value-type="string">
            <text:p>KEMET SMD Multilayer Ceramic Capacitor, 1000 pF, 50 V, 0805 [2012 Metric], ± 5%, X7R, C Series KEMET</text:p>
          </table:table-cell>
          <table:table-cell office:value-type="float" office:value="2409047" calcext:value-type="float">
            <text:p>240904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C0805C334K5RACAUTO</text:p>
          </table:table-cell>
          <table:table-cell office:value-type="string" calcext:value-type="string">
            <text:p>KEMET SMD Multilayer Ceramic Capacitor, AEC-Q200, 0.33 µF, 50 V, 0805 [2012 Metric], ± 10%, X7R</text:p>
          </table:table-cell>
          <table:table-cell office:value-type="float" office:value="2070476" calcext:value-type="float">
            <text:p>207047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MP001247</text:p>
          </table:table-cell>
          <table:table-cell office:value-type="string" calcext:value-type="string">
            <text:p>MULTICOMP PRO LED, Red, SMD, 0805 [2012 Metric], 20 mA, 2.6 V, 629 nm</text:p>
          </table:table-cell>
          <table:table-cell table:style-name="ce2" office:value-type="float" office:value="3265378" calcext:value-type="float">
            <text:p>326537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2, 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MCL-S270GC</text:p>
          </table:table-cell>
          <table:table-cell office:value-type="string" calcext:value-type="string">
            <text:p>MULTICOMP PRO LED, Green, SMD, 0805 [2012 Metric], 20 mA, 2.1 V, 570 nm</text:p>
          </table:table-cell>
          <table:table-cell table:style-name="ce2" office:value-type="float" office:value="1581242" calcext:value-type="float">
            <text:p>158124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3, D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N4148W-E3-18</text:p>
          </table:table-cell>
          <table:table-cell office:value-type="string" calcext:value-type="string">
            <text:p>VISHAY Small Signal Diode, Single, 100 V, 150 mA, 1.2 V, 4 ns, 2 A</text:p>
          </table:table-cell>
          <table:table-cell office:value-type="float" office:value="2889104" calcext:value-type="float">
            <text:p>288910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5, D7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MBRS340</text:p>
          </table:table-cell>
          <table:table-cell office:value-type="string" calcext:value-type="string">
            <text:p>ON SEMICONDUCTOR Schottky Rectifier, 40 V, 3 A, Single, DO-214AB (SMC), 2 Pins, 525 mV</text:p>
          </table:table-cell>
          <table:table-cell office:value-type="float" office:value="1470971" calcext:value-type="float">
            <text:p>147097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B3B-XH-A (LF)(SN)</text:p>
          </table:table-cell>
          <table:table-cell office:value-type="string" calcext:value-type="string">
            <text:p>JST (JAPAN SOLDERLESS TERMINALS) Pin Header, Vertical, Wire-to-Board, 2.5 mm, 1 Rows, 3 Contacts, Through Hole Straight, XH Series</text:p>
          </table:table-cell>
          <table:table-cell office:value-type="float" office:value="1516277" calcext:value-type="float">
            <text:p>151627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, J4-J6, J15-J18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22-27-2021</text:p>
          </table:table-cell>
          <table:table-cell office:value-type="string" calcext:value-type="string">
            <text:p>MOLEX Pin Header, Square Pin, Signal, Wire-to-Board, 2.54 mm, 1 Rows, 2 Contacts, Through Hole Straight</text:p>
          </table:table-cell>
          <table:table-cell office:value-type="float" office:value="9731148" calcext:value-type="float">
            <text:p>973114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3, J7-J14, J19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63986-1</text:p>
          </table:table-cell>
          <table:table-cell office:value-type="string" calcext:value-type="string">
            <text:p>AMP - TE CONNECTIVITY PCB Terminal, 6.35mm x 0.81mm, 0.25" x 0.032", Brass, 1.4 mm, Tin, FASTON 250 Series</text:p>
          </table:table-cell>
          <table:table-cell office:value-type="float" office:value="3226818" calcext:value-type="float">
            <text:p>322681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22uH</text:p>
          </table:table-cell>
          <table:table-cell office:value-type="float" office:value="7447709220" calcext:value-type="float">
            <text:p>7447709220</text:p>
          </table:table-cell>
          <table:table-cell office:value-type="string" calcext:value-type="string">
            <text:p>WURTH ELEKTRONIK Power Inductor (SMD), 22 µH, 5.3 A, Shielded, 6.5 A, WE-PD Series, 12mm x 12mm x 10mm</text:p>
          </table:table-cell>
          <table:table-cell office:value-type="float" office:value="1635945" calcext:value-type="float">
            <text:p>163594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FDS6990A</text:p>
          </table:table-cell>
          <table:table-cell office:value-type="string" calcext:value-type="string">
            <text:p>ON SEMICONDUCTOR Dual MOSFET, N Channel, 30 V, 7.5 A, 0.011 ohm, SOIC, Surface Mount</text:p>
          </table:table-cell>
          <table:table-cell office:value-type="float" office:value="9845291" calcext:value-type="float">
            <text:p>984529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CWF08P1002FTL</text:p>
          </table:table-cell>
          <table:table-cell office:value-type="string" calcext:value-type="string">
            <text:p>MULTICOMP PRO SMD Chip Resistor, 10 kohm, ± 1%, 250 mW, 0805 [2012 Metric], Thick Film, High Power</text:p>
          </table:table-cell>
          <table:table-cell office:value-type="float" office:value="2694096" calcext:value-type="float">
            <text:p>269409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, R6, R14, R36</text:p>
          </table:table-cell>
          <table:table-cell office:value-type="string" calcext:value-type="string">
            <text:p>100k</text:p>
          </table:table-cell>
          <table:table-cell table:style-name="Default" office:value-type="string" calcext:value-type="string">
            <text:p>MCWF08P1003FTL</text:p>
          </table:table-cell>
          <table:table-cell table:style-name="Default" office:value-type="string" calcext:value-type="string">
            <text:p>MULTICOMP PRO <text:s/>SMD Chip Resistor, 100 kohm, ± 1%, 250 mW, 0805 [2012 Metric], Thick Film, High Power</text:p>
          </table:table-cell>
          <table:table-cell office:value-type="float" office:value="2694097" calcext:value-type="float">
            <text:p>269409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ERJ6BWFR050V</text:p>
          </table:table-cell>
          <table:table-cell office:value-type="string" calcext:value-type="string">
            <text:p>PANASONIC SMD Current Sense Resistor, 0.05 ohm, ERJ6BW Series, 0805 [2012 Metric], 500 mW, ± 1%, Thick Film</text:p>
          </table:table-cell>
          <table:table-cell office:value-type="float" office:value="2493032" calcext:value-type="float">
            <text:p>24930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8, R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JP06F10R0V</text:p>
          </table:table-cell>
          <table:table-cell office:value-type="string" calcext:value-type="string">
            <text:p>PANASONIC SMD Chip Resistor, 10 ohm, ± 1%, 500 mW, 0805 [2012 Metric], Thick Film, High Power, Anti-Surge</text:p>
          </table:table-cell>
          <table:table-cell office:value-type="float" office:value="1750728" calcext:value-type="float">
            <text:p>175072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0.1 1%</text:p>
          </table:table-cell>
          <table:table-cell office:value-type="string" calcext:value-type="string">
            <text:p>SR732ATTDR100F.</text:p>
          </table:table-cell>
          <table:table-cell office:value-type="string" calcext:value-type="string">
            <text:p>KOA SMD Current Sense Resistor, 0.1 ohm, SR73 Series, 0805 [2012 Metric], 500 mW, ± 1%, Thick Film</text:p>
          </table:table-cell>
          <table:table-cell office:value-type="float" office:value="3548469" calcext:value-type="float">
            <text:p>354846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CW08050000ZSTA</text:p>
          </table:table-cell>
          <table:table-cell office:value-type="string" calcext:value-type="string">
            <text:p>VISHAY SMD Chip Resistor, Jumper, 0 ohm, 125 mW, 0805 [2012 Metric], Thick Film, General Purpose</text:p>
          </table:table-cell>
          <table:table-cell office:value-type="float" office:value="1652903" calcext:value-type="float">
            <text:p>165290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1, R13</text:p>
          </table:table-cell>
          <table:table-cell office:value-type="string" calcext:value-type="string">
            <text:p>DNF</text:p>
          </table:table-cell>
          <table:table-cell table:style-name="Default"/>
          <table:table-cell table:style-name="Default" office:value-type="string" calcext:value-type="string">
            <text:p>Resistor_SMD:R_0805_2012Metric_Pad1.15x1.40mm_HandSolder</text:p>
          </table:table-cell>
          <table:table-cell office:value-type="string" calcext:value-type="string">
            <text:p>DNF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MCWR08X3003FTL</text:p>
          </table:table-cell>
          <table:table-cell office:value-type="string" calcext:value-type="string">
            <text:p>MULTICOMP PRO SMD Chip Resistor, 300 kohm, ± 1%, 125 mW, 0805 [2012 Metric], Thick Film, General Purpose</text:p>
          </table:table-cell>
          <table:table-cell office:value-type="float" office:value="2447632" calcext:value-type="float">
            <text:p>24476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, R3, R4, R16-R18, R24, R31, R32, R37, R4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RCW08051K00FKEAHP.</text:p>
          </table:table-cell>
          <table:table-cell office:value-type="string" calcext:value-type="string">
            <text:p>VISHAY SMD Chip Resistor, 1 kohm, ± 1%, 500 mW, 0805 [2012 Metric], Thick Film, Pulse Proof, High Power</text:p>
          </table:table-cell>
          <table:table-cell office:value-type="float" office:value="1738959" calcext:value-type="float">
            <text:p>1738959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9-R22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MP000077</text:p>
          </table:table-cell>
          <table:table-cell office:value-type="string" calcext:value-type="string">
            <text:p>MULTICOMP PRO SMD Chip Resistor, 4.7 ohm, ± 5%, 250 mW, 0805 [2012 Metric], Thick Film, High Power</text:p>
          </table:table-cell>
          <table:table-cell office:value-type="float" office:value="3127848" calcext:value-type="float">
            <text:p>312784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3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MCWR08X3001FTL</text:p>
          </table:table-cell>
          <table:table-cell office:value-type="string" calcext:value-type="string">
            <text:p>MULTICOMP PRO SMD Chip Resistor, 3 kohm, ± 1%, 125 mW, 0805 [2012 Metric], Thick Film, General Purpose</text:p>
          </table:table-cell>
          <table:table-cell office:value-type="float" office:value="2447648" calcext:value-type="float">
            <text:p>244764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7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MCWR08X1602FTL</text:p>
          </table:table-cell>
          <table:table-cell office:value-type="string" calcext:value-type="string">
            <text:p>MULTICOMP PRO SMD Chip Resistor, 16 kohm, ± 1%, 125 mW, 0805 [2012 Metric], Thick Film, General Purpose</text:p>
          </table:table-cell>
          <table:table-cell office:value-type="float" office:value="2447578" calcext:value-type="float">
            <text:p>244757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8, R41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MCWR08X5102FTL</text:p>
          </table:table-cell>
          <table:table-cell office:value-type="string" calcext:value-type="string">
            <text:p>MULTICOMP PRO SMD Chip Resistor, 51 kohm, ± 1%, 125 mW, 0805 [2012 Metric], Thick Film, General Purpose</text:p>
          </table:table-cell>
          <table:table-cell office:value-type="float" office:value="2447680" calcext:value-type="float">
            <text:p>244768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9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MCWR08X6202FTL</text:p>
          </table:table-cell>
          <table:table-cell office:value-type="string" calcext:value-type="string">
            <text:p>MULTICOMP PRO SMD Chip Resistor, 62 kohm, ± 1%, 125 mW, 0805 [2012 Metric], Thick Film, General Purpose</text:p>
          </table:table-cell>
          <table:table-cell office:value-type="float" office:value="2447701" calcext:value-type="float">
            <text:p>244770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30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MCWR08X1103FTL</text:p>
          </table:table-cell>
          <table:table-cell office:value-type="string" calcext:value-type="string">
            <text:p>MULTICOMP PRO SMD Chip Resistor, 110 kohm, ± 1%, 125 mW, 0805 [2012 Metric], Thick Film, General Purpose</text:p>
          </table:table-cell>
          <table:table-cell office:value-type="float" office:value="2447557" calcext:value-type="float">
            <text:p>244755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35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MCWR08X3902FTL</text:p>
          </table:table-cell>
          <table:table-cell office:value-type="string" calcext:value-type="string">
            <text:p>MULTICOMP PRO SMD Chip Resistor, 39 kohm, ± 1%, 125 mW, 0805 [2012 Metric], Thick Film, General Purpose</text:p>
          </table:table-cell>
          <table:table-cell office:value-type="float" office:value="2447646" calcext:value-type="float">
            <text:p>244764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0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MCWR08X2402FTL</text:p>
          </table:table-cell>
          <table:table-cell office:value-type="string" calcext:value-type="string">
            <text:p>MULTICOMP PRO SMD Chip Resistor, 24 kohm, ± 1%, 125 mW, 0805 [2012 Metric], Thick Film, General Purpose</text:p>
          </table:table-cell>
          <table:table-cell office:value-type="float" office:value="2447613" calcext:value-type="float">
            <text:p>244761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MAX1737</text:p>
          </table:table-cell>
          <table:table-cell office:value-type="string" calcext:value-type="string">
            <text:p>MAX1737EEI+</text:p>
          </table:table-cell>
          <table:table-cell office:value-type="string" calcext:value-type="string">
            <text:p>MAXIM INTEGRATED PRODUCTS Battery Charger for 4 Cells of Li-Ion, Li-Pol battery, 28V input, 4.2V / 4A charge, QSOP-28</text:p>
          </table:table-cell>
          <table:table-cell office:value-type="float" office:value="2518764" calcext:value-type="float">
            <text:p>251876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LM2901</text:p>
          </table:table-cell>
          <table:table-cell office:value-type="string" calcext:value-type="string">
            <text:p>LM2901D.</text:p>
          </table:table-cell>
          <table:table-cell office:value-type="string" calcext:value-type="string">
            <text:p>TEXAS INSTRUMENTS Analogue Comparator, Quad, Differential, 4 Comparators, 300 ns, 2V to 36V, SOIC, 14 Pins</text:p>
          </table:table-cell>
          <table:table-cell office:value-type="float" office:value="1648673" calcext:value-type="float">
            <text:p>164867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L7805ABV</text:p>
          </table:table-cell>
          <table:table-cell office:value-type="string" calcext:value-type="string">
            <text:p>STMICROELECTRONICS Fixed Linear Voltage Regulator, 7805, 3-Terminal, Positive, 10V To 35V In, 5V And 1.5A Out, TO-220-3</text:p>
          </table:table-cell>
          <table:table-cell office:value-type="float" office:value="1467758" calcext:value-type="float">
            <text:p>146775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22:59:39.823866736</meta:creation-date>
    <dc:date>2021-01-27T23:40:53.986547745</dc:date>
    <meta:editing-duration>PT9M33S</meta:editing-duration>
    <meta:editing-cycles>1</meta:editing-cycles>
    <meta:document-statistic meta:table-count="1" meta:cell-count="227" meta:object-count="0"/>
    <meta:generator>LibreOffice/6.4.6.2$Linux_X86_64 LibreOffice_project/40$Build-2</meta:generator>
  </office:meta>
</office:document-meta>
</file>